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9833in" style:use-optimal-column-width="false"/>
    </style:style>
    <style:style style:name="TableColumn3" style:family="table-column">
      <style:table-column-properties style:column-width="1.9666in" style:use-optimal-column-width="false"/>
    </style:style>
    <style:style style:name="TableColumn4" style:family="table-column">
      <style:table-column-properties style:column-width="1.6506in" style:use-optimal-column-width="false"/>
    </style:style>
    <style:style style:name="TableColumn5" style:family="table-column">
      <style:table-column-properties style:column-width="1.9687in" style:use-optimal-column-width="false"/>
    </style:style>
    <style:style style:name="Table1" style:family="table" style:master-page-name="MP0">
      <style:table-properties style:width="6.5694in" fo:margin-left="0in" table:align="left"/>
    </style:style>
    <style:style style:name="TableRow6" style:family="table-row">
      <style:table-row-properties style:min-row-height="1.1784in"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TableContents" style:family="paragraph">
      <style:paragraph-properties fo:break-before="pag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 style:min-row-height="1.2222in"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TableContents" style:family="paragraph">
      <style:text-properties fo:background-color="#00FFFF"/>
    </style:style>
    <style:style style:name="P16" style:parent-style-name="TableContents" style:family="paragraph">
      <style:text-properties fo:background-color="#00FFFF"/>
    </style:style>
    <style:style style:name="P17" style:parent-style-name="TableContents" style:family="paragraph">
      <style:text-properties fo:background-color="#00FFFF"/>
    </style:style>
    <style:style style:name="P18" style:parent-style-name="TableContents" style:family="paragraph">
      <style:text-properties fo:background-color="#00FFFF"/>
    </style:style>
    <style:style style:name="P19" style:parent-style-name="TableContents" style:family="paragraph">
      <style:text-properties fo:background-color="#00FFFF"/>
    </style:style>
    <style:style style:name="P20" style:parent-style-name="TableContents" style:family="paragraph">
      <style:text-properties fo:background-color="#00FFFF"/>
    </style:style>
    <style:style style:name="P21" style:parent-style-name="TableContents" style:family="paragraph">
      <style:text-properties fo:background-color="#00FFFF"/>
    </style:style>
    <style:style style:name="P22" style:parent-style-name="TableContents" style:family="paragraph">
      <style:text-properties fo:background-color="#00FFFF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24" style:parent-style-name="Standardnípísmoodstavce" style:family="text">
      <style:text-properties fo:color="#FFFFFF" fo:background-color="#008080"/>
    </style:style>
    <style:style style:name="T25" style:parent-style-name="Standardnípísmoodstavce" style:family="text">
      <style:text-properties fo:color="#FFFFFF" fo:background-color="#008080"/>
    </style:style>
    <style:style style:name="P26" style:parent-style-name="TableContents" style:family="paragraph">
      <style:text-properties fo:color="#FFFFFF" fo:background-color="#008080"/>
    </style:style>
    <style:style style:name="P27" style:parent-style-name="TableContents" style:family="paragraph">
      <style:text-properties fo:background-color="#FFFF00"/>
    </style:style>
    <style:style style:name="P28" style:parent-style-name="TableContents" style:family="paragraph">
      <style:text-properties fo:background-color="#FFFF00"/>
    </style:style>
    <style:style style:name="T29" style:parent-style-name="Standardnípísmoodstavce" style:family="text">
      <style:text-properties fo:background-color="#FFFF00"/>
    </style:style>
    <style:style style:name="T30" style:parent-style-name="Standardnípísmoodstavce" style:family="text">
      <style:text-properties fo:background-color="#FF00FF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TableContents" style:family="paragraph">
      <style:text-properties fo:color="#FFFFFF" fo:background-color="#008080"/>
    </style:style>
    <style:style style:name="T33" style:parent-style-name="Standardnípísmoodstavce" style:family="text">
      <style:text-properties fo:color="#FFFFFF" fo:background-color="#008080"/>
    </style:style>
    <style:style style:name="P34" style:parent-style-name="TableContents" style:family="paragraph">
      <style:text-properties fo:color="#FFFFFF" fo:background-color="#008080"/>
    </style:style>
    <style:style style:name="T35" style:parent-style-name="Standardnípísmoodstavce" style:family="text">
      <style:text-properties fo:background-color="#FFFF00"/>
    </style:style>
    <style:style style:name="P36" style:parent-style-name="TableContents" style:family="paragraph">
      <style:text-properties fo:color="#FFFFFF" fo:background-color="#800080"/>
    </style:style>
    <style:style style:name="T37" style:parent-style-name="Standardnípísmoodstavce" style:family="text">
      <style:text-properties fo:color="#FFFFFF" fo:background-color="#800080"/>
    </style:style>
    <style:style style:name="TableRow38" style:family="table-row">
      <style:table-row-properties style:min-row-height="1.2222in"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TableContents" style:family="paragraph">
      <style:text-properties fo:background-color="#00FFFF"/>
    </style:style>
    <style:style style:name="T42" style:parent-style-name="Standardnípísmoodstavce" style:family="text">
      <style:text-properties fo:background-color="#00FFFF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44" style:parent-style-name="Standardnípísmoodstavce" style:family="text">
      <style:text-properties fo:background-color="#FF00FF"/>
    </style:style>
    <style:style style:name="T45" style:parent-style-name="Standardnípísmoodstavce" style:family="text">
      <style:text-properties fo:background-color="#FF00FF"/>
    </style:style>
    <style:style style:name="P46" style:parent-style-name="TableContents" style:family="paragraph">
      <style:text-properties fo:color="#FFFFFF" fo:background-color="#000080"/>
    </style:style>
    <style:style style:name="P47" style:parent-style-name="TableContents" style:family="paragraph">
      <style:text-properties fo:color="#FFFFFF" fo:background-color="#000080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TableContents" style:family="paragraph">
      <style:text-properties fo:color="#FFFFFF" fo:background-color="#800080"/>
    </style:style>
    <style:style style:name="P50" style:parent-style-name="TableContents" style:family="paragraph">
      <style:text-properties fo:background-color="#FF00FF"/>
    </style:style>
    <style:style style:name="T51" style:parent-style-name="Standardnípísmoodstavce" style:family="text">
      <style:text-properties fo:background-color="#FF00FF"/>
    </style:style>
    <style:style style:name="P52" style:parent-style-name="TableContents" style:family="paragraph">
      <style:text-properties fo:color="#FFFFFF" fo:background-color="#000080" fo:language="es" fo:country="ES"/>
    </style:style>
    <style:style style:name="P53" style:parent-style-name="TableContents" style:family="paragraph">
      <style:text-properties fo:color="#FFFFFF" fo:background-color="#000080" fo:language="en" fo:country="US"/>
    </style:style>
    <style:style style:name="P54" style:parent-style-name="TableContents" style:family="paragraph">
      <style:text-properties fo:color="#FFFFFF" fo:background-color="#000080" fo:language="en" fo:country="US"/>
    </style:style>
    <style:style style:name="TableRow55" style:family="table-row">
      <style:table-row-properties style:min-row-height="1.4159in"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TableContents" style:family="paragraph">
      <style:text-properties fo:background-color="#00FF00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60" style:parent-style-name="Standardnípísmoodstavce" style:family="text">
      <style:text-properties fo:background-color="#00FF00"/>
    </style:style>
    <style:style style:name="P61" style:parent-style-name="TableContents" style:family="paragraph">
      <style:text-properties fo:background-color="#00FF00"/>
    </style:style>
    <style:style style:name="T62" style:parent-style-name="Standardnípísmoodstavce" style:family="text">
      <style:text-properties fo:background-color="#00FF00" fo:language="cs" fo:country="CZ"/>
    </style:style>
    <style:style style:name="T63" style:parent-style-name="Standardnípísmoodstavce" style:family="text">
      <style:text-properties fo:background-color="#00FF00" fo:language="cs" fo:country="CZ"/>
    </style:style>
    <style:style style:name="P64" style:parent-style-name="TableContents" style:family="paragraph">
      <style:text-properties fo:language="cs" fo:country="CZ"/>
    </style:style>
    <style:style style:name="T65" style:parent-style-name="Standardnípísmoodstavce" style:family="text">
      <style:text-properties fo:background-color="#C0C0C0" fo:language="cs" fo:country="CZ"/>
    </style:style>
    <style:style style:name="T66" style:parent-style-name="Standardnípísmoodstavce" style:family="text">
      <style:text-properties fo:color="#FFFFFF" fo:background-color="#008000" fo:language="cs" fo:country="CZ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68" style:parent-style-name="Standardnípísmoodstavce" style:family="text">
      <style:text-properties fo:background-color="#00FF00"/>
    </style:style>
    <style:style style:name="P69" style:parent-style-name="TableContents" style:family="paragraph">
      <style:text-properties fo:language="cs" fo:country="CZ"/>
    </style:style>
    <style:style style:name="P70" style:parent-style-name="TableContents" style:family="paragraph">
      <style:text-properties fo:background-color="#00FF00" fo:language="cs" fo:country="CZ"/>
    </style:style>
    <style:style style:name="P71" style:parent-style-name="TableContents" style:family="paragraph">
      <style:text-properties fo:background-color="#00FF00" fo:language="cs" fo:country="CZ"/>
    </style:style>
    <style:style style:name="T72" style:parent-style-name="Standardnípísmoodstavce" style:family="text">
      <style:text-properties fo:background-color="#00FF00" fo:language="cs" fo:country="CZ"/>
    </style:style>
    <style:style style:name="T73" style:parent-style-name="Standardnípísmoodstavce" style:family="text">
      <style:text-properties fo:background-color="#00FF00" fo:language="cs" fo:country="CZ"/>
    </style:style>
    <style:style style:name="T74" style:parent-style-name="Standardnípísmoodstavce" style:family="text">
      <style:text-properties fo:background-color="#00FF00" fo:language="cs" fo:country="CZ"/>
    </style:style>
    <style:style style:name="P75" style:parent-style-name="TableContents" style:family="paragraph">
      <style:text-properties fo:language="cs" fo:country="CZ"/>
    </style:style>
    <style:style style:name="T76" style:parent-style-name="Standardnípísmoodstavce" style:family="text">
      <style:text-properties fo:background-color="#C0C0C0" fo:language="cs" fo:country="CZ"/>
    </style:style>
    <style:style style:name="P77" style:parent-style-name="TableContents" style:family="paragraph">
      <style:text-properties fo:language="cs" fo:country="CZ"/>
    </style:style>
    <style:style style:name="T78" style:parent-style-name="Standardnípísmoodstavce" style:family="text">
      <style:text-properties fo:color="#FFFFFF" fo:background-color="#008000" fo:language="cs" fo:country="CZ"/>
    </style:style>
    <style:style style:name="P79" style:parent-style-name="Standard" style:family="paragraph">
      <style:text-properties fo:language="cs" fo:country="CZ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TableContents">statistiky</text:p>
          </table:table-cell>
          <table:table-cell table:style-name="TableCell10">
            <text:p text:style-name="TableContents">přihlašování/odhlašování</text:p>
          </table:table-cell>
          <table:table-cell table:style-name="TableCell11">
            <text:p text:style-name="TableContents">Manipulace se studentem</text:p>
            <text:p text:style-name="TableContents">Vyučujícím</text:p>
          </table:table-cell>
        </table:table-row>
        <table:table-row table:style-name="TableRow12">
          <table:table-cell table:style-name="TableCell13">
            <text:p text:style-name="TableContents">presentaion</text:p>
          </table:table-cell>
          <table:table-cell table:style-name="TableCell14">
            <text:p text:style-name="P15">- zobrazení dat (grafy např.)</text:p>
            <text:p text:style-name="P16"/>
            <text:p text:style-name="P17"/>
            <text:p text:style-name="P18"/>
            <text:p text:style-name="P19"/>
            <text:p text:style-name="P20"/>
            <text:p text:style-name="P21">- filtry dat</text:p>
            <text:p text:style-name="P22"/>
          </table:table-cell>
          <table:table-cell table:style-name="TableCell23">
            <text:p text:style-name="TableContents"><text:span text:style-name="T24">- dostupné předměty</text:span></text:p>
            <text:p text:style-name="TableContents"><text:span text:style-name="T25">- zapsané předměty</text:span></text:p>
            <text:p text:style-name="P26">- filtry přemětů pro vyhledávání</text:p>
            <text:p text:style-name="TableContents"/>
            <text:p text:style-name="TableContents"/>
            <text:p text:style-name="TableContents"/>
            <text:p text:style-name="P27">- alerty na<text:s/>přihlášení</text:p>
            <text:p text:style-name="P28">- alert odhlášení</text:p>
            <text:p text:style-name="TableContents"><text:span text:style-name="T29">- alert o kontrole</text:span></text:p>
            <text:p text:style-name="TableContents"/>
            <text:p text:style-name="TableContents"/>
            <text:p text:style-name="TableContents"><text:span text:style-name="T30">- výběr rozvrhového lístku</text:span></text:p>
          </table:table-cell>
          <table:table-cell table:style-name="TableCell31">
            <text:p text:style-name="P32">- dostupní studenti pro daný předmět</text:p>
            <text:p text:style-name="TableContents"><text:span text:style-name="T33">- zobrazení seznamu předmětů s pravomocemi</text:span></text:p>
            <text:p text:style-name="P34">- filtry studentů/předmětů…</text:p>
            <text:p text:style-name="TableContents"/>
            <text:p text:style-name="TableContents"><text:span text:style-name="T35">- alerty o akcích</text:span></text:p>
            <text:p text:style-name="TableContents"/>
            <text:p text:style-name="TableContents"/>
            <text:p text:style-name="TableContents"/>
            <text:p text:style-name="TableContents"/>
            <text:p text:style-name="P36"/>
            <text:p text:style-name="TableContents"><text:span text:style-name="T37">- výběr skupiny student</text:span></text:p>
          </table:table-cell>
        </table:table-row>
        <table:table-row table:style-name="TableRow38">
          <table:table-cell table:style-name="TableCell39">
            <text:p text:style-name="TableContents">application</text:p>
          </table:table-cell>
          <table:table-cell table:style-name="TableCell40">
            <text:p text:style-name="P41">- agregační metriky</text:p>
            <text:p text:style-name="TableContents"><text:span text:style-name="T42">- vytvoření grafů, přehledů etc.</text:span></text:p>
          </table:table-cell>
          <table:table-cell table:style-name="TableCell43">
            <text:p text:style-name="TableContents"><text:span text:style-name="T44">- mapování předmětů ke studentům, požadavek na data</text:span></text:p>
            <text:p text:style-name="TableContents"><text:span text:style-name="T45">- pamatuj si ID uživatele</text:span></text:p>
            <text:p text:style-name="TableContents"/>
            <text:p text:style-name="P46">- validace přihlášky</text:p>
            <text:p text:style-name="P47">- validace odhlášení</text:p>
            <text:p text:style-name="TableContents"/>
          </table:table-cell>
          <table:table-cell table:style-name="TableCell48">
            <text:p text:style-name="P49">- aplikuj změny na každého vybraného studenta</text:p>
            <text:p text:style-name="P50"/>
            <text:p text:style-name="TableContents"><text:span text:style-name="T51">- pamatuj si ID uživatele</text:span></text:p>
            <text:p text:style-name="TableContents"/>
            <text:p text:style-name="P52">- validace podmínek u studenta</text:p>
            <text:p text:style-name="P53">-<text:s/>validace<text:s/>pravomocí</text:p>
            <text:p text:style-name="P54"/>
          </table:table-cell>
        </table:table-row>
        <table:table-row table:style-name="TableRow55">
          <table:table-cell table:style-name="TableCell56">
            <text:p text:style-name="TableContents">infrastructure</text:p>
          </table:table-cell>
          <table:table-cell table:style-name="TableCell57">
            <text:p text:style-name="P58">- Integrace s ostatními částmi systému</text:p>
          </table:table-cell>
          <table:table-cell table:style-name="TableCell59">
            <text:p text:style-name="TableContents"><text:span text:style-name="T60">- Integrace s ostatními částmi systému</text:span></text:p>
            <text:p text:style-name="TableContents"/>
            <text:p text:style-name="P61">- vrať seznam předmětů</text:p>
            <text:p text:style-name="TableContents"><text:span text:style-name="T62">- úprava dat v databázi –<text:s/></text:span><text:span text:style-name="T63">zápis/odpis</text:span></text:p>
            <text:p text:style-name="P64"/>
            <text:p text:style-name="TableContents"><text:span text:style-name="T65">- odesílání e-mailových notifikací</text:span></text:p>
            <text:p text:style-name="TableContents"><text:span text:style-name="T66">- perzistentní logging</text:span></text:p>
          </table:table-cell>
          <table:table-cell table:style-name="TableCell67">
            <text:p text:style-name="TableContents"><text:span text:style-name="T68">- Integrace s ostatními částmi systému</text:span></text:p>
            <text:p text:style-name="P69"/>
            <text:p text:style-name="P70">- vrať předměty na základě učitele</text:p>
            <text:p text:style-name="P71">- vrať studenty předmětu</text:p>
            <text:p text:style-name="TableContents"><text:span text:style-name="T72">- zapiš provedené změny v</text:span><text:span text:style-name="T73"> </text:span><text:span text:style-name="T74">přihlašování</text:span></text:p>
            <text:p text:style-name="P75"/>
            <text:p text:style-name="TableContents"><text:span text:style-name="T76">- alert studenta (mailem)</text:span></text:p>
            <text:p text:style-name="P77"/>
            <text:p text:style-name="TableContents"><text:span text:style-name="T78">- perzistentní logging</text:span>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Zuzana Černohousová</dc:creator>
    <meta:creation-date>2025-10-13T13:31:00Z</meta:creation-date>
    <dc:date>2025-10-20T11:54:00Z</dc:date>
    <meta:template xlink:href="Normal.dotm" xlink:type="simple"/>
    <meta:editing-cycles>5</meta:editing-cycles>
    <meta:editing-duration>PT5400S</meta:editing-duration>
    <meta:user-defined meta:name="GrammarlyDocumentId">5e14b4ad-fb12-49a3-a55c-904908074e4c</meta:user-defined>
    <meta:document-statistic meta:page-count="1" meta:paragraph-count="51" meta:word-count="176" meta:character-count="1125" meta:row-count="111" meta:non-whitespace-character-count="1000"/>
  </office:meta>
</office:document-meta>
</file>